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PUs</text:p>
          </table:table-cell>
          <table:table-cell office:value-type="string" calcext:value-type="string">
            <text:p>Lines per Frame</text:p>
          </table:table-cell>
          <table:table-cell office:value-type="string" calcext:value-type="string">
            <text:p>Number of frame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Core-Time per fr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94.134" calcext:value-type="float">
            <text:p>94.134</text:p>
          </table:table-cell>
          <table:table-cell table:formula="of:=[.A2]*[.D2]/[.C2]" office:value-type="float" office:value="7.8445" calcext:value-type="float">
            <text:p>7.8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52.693" calcext:value-type="float">
            <text:p>52.693</text:p>
          </table:table-cell>
          <table:table-cell table:formula="of:=[.A3]*[.D3]/[.C3]" office:value-type="float" office:value="8.78216666666667" calcext:value-type="float">
            <text:p>8.782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1.19" calcext:value-type="float">
            <text:p>41.19</text:p>
          </table:table-cell>
          <table:table-cell table:formula="of:=[.A4]*[.D4]/[.C4]" office:value-type="float" office:value="10.2975" calcext:value-type="float">
            <text:p>10.2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38.423" calcext:value-type="float">
            <text:p>38.423</text:p>
          </table:table-cell>
          <table:table-cell table:formula="of:=[.A5]*[.D5]/[.C5]" office:value-type="float" office:value="12.8076666666667" calcext:value-type="float">
            <text:p>12.807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21:47.746061328</meta:creation-date>
    <dc:date>2017-03-06T15:36:42.047793138</dc:date>
    <meta:editing-duration>PT14M52S</meta:editing-duration>
    <meta:editing-cycles>5</meta:editing-cycles>
    <meta:generator>LibreOffice/5.1.6.2$Linux_X86_64 LibreOffice_project/10m0$Build-2</meta:generator>
    <meta:document-statistic meta:table-count="1" meta:cell-count="25" meta:object-count="0"/>
  </office:meta>
</office:document-meta>
</file>